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Javier Rengel Jiménez</text:h>
      <text:p text:style-name="First_20_paragraph">Senior Backend Software Engineer</text:p>
      <text:p text:style-name="Text_20_body">BSc in Computer Engineering at Málaga University</text:p>
      <text:p text:style-name="Text_20_body">Curriculum vitae generated from Markdown, for the latest version visit <text:a xlink:type="simple" xlink:href="http://rengel.me" office:name=""><text:span text:style-name="Definition">Rengel.me</text:span></text:a></text:p>
      <text:h text:style-name="Heading_20_3" text:outline-level="3">Contact</text:h>
      <text:p text:style-name="First_20_paragraph">Email: javier@rengel.me, javier@coconauts.net</text:p>
      <text:p text:style-name="Text_20_body">Telephone: +44 7435230551</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Working experience</text:h>
      <text:h text:style-name="Heading_20_3" text:outline-level="3">Contractor semi-remote ( 2016-04-11 / - )</text:h>
      <text:p text:style-name="First_20_paragraph">Description: Working semi-remote/full-remote on backend software projects involving Python Django/Flask or Scala microservices.</text:p>
      <text:h text:style-name="Heading_20_3" text:outline-level="3">Network Locum ( 2015-12-15 / 2016-04-06 )</text:h>
      <text:p text:style-name="First_20_paragraph">Url: https://networklocum.com Description: Network Locum is a market network that unifies Practices and Locums (GPs) on a single platform, managing sessions and rotas for the practices, and allowing the Locums to easily apply for jobs. Processing and emitting invoices for both in the process.</text:p>
      <text:p text:style-name="Text_20_body">Insight: Smart team of people with different approaches to work. We all worked really hard on doing a codebase refactor in 6 weeks, defining and creating from scratch all the existing platform features in new Django, Flask docker microservices. We then shifted to a squads-based structure, and I joined the one in charge of the billing process.</text:p>
      <text:h text:style-name="Heading_20_4" text:outline-level="4">Higlights</text:h>
      <text:list text:style-name="L1">
        <text:list-item>
          <text:p text:style-name="P1">Full microservices architecture using Docker and Rancher</text:p>
        </text:list-item>
        <text:list-item>
          <text:p text:style-name="P1">Input on important architectural decissions</text:p>
        </text:list-item>
        <text:list-item>
          <text:p text:style-name="P1">Backend mostly built in Python3, Django and Flask (and a bit of Scala) with PostgreSQL and Redis for persistence</text:p>
        </text:list-item>
        <text:list-item>
          <text:p text:style-name="P1">TDD and BDD</text:p>
        </text:list-item>
        <text:list-item>
          <text:p text:style-name="P1">Continuous integration using Jenkins and Travis</text:p>
        </text:list-item>
        <text:list-item>
          <text:p text:style-name="P1">Conducted software developer interviews</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Insight: It was a small startup with a team of top-talent engineers, I had the chance to vastly improve my knowledge both in new technologies and good code practices.</text:p>
      <text:h text:style-name="Heading_20_4" text:outline-level="4">Higlights</text:h>
      <text:list text:style-name="L2">
        <text:list-item>
          <text:p text:style-name="P2">Backend microservices development in Scala</text:p>
        </text:list-item>
        <text:list-item>
          <text:p text:style-name="P2">Full custom CMS app built in Scala (Play Framework)</text:p>
        </text:list-item>
        <text:list-item>
          <text:p text:style-name="P2">CI with Jenkins</text:p>
        </text:list-item>
        <text:list-item>
          <text:p text:style-name="P2">Polyglot persistence with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providing software solutions to William Hill, Ladbrokes, Betfair, etc.</text:p>
      <text:p text:style-name="Text_20_body">Insight: While the codebase and project was not very flashy, I learned how it feels working in a large company with a large team and I also was introduced to agile (standups, code reviews)</text:p>
      <text:h text:style-name="Heading_20_4" text:outline-level="4">Highlight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 in Jenkins.</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Insight: Asesores Locales was my first job as a developer. I learned some basics and JEE, and thanks to my motivation I ended up learning new stuff and theaching others, in other words, I was the innovative and geed mind in the company. I also built (by myself or leading) some applications and servers required.</text:p>
      <text:p text:style-name="Text_20_body">Insight: 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Highlight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Devops: Installation, configuration and maintenance of IBM servers with Windows Server 2008 R2, CentOS and VMWare VSphere hypervisor 5.0</text:p>
        </text:list-item>
        <text:list-item>
          <text:p text:style-name="P4">Administration of Oracle, MySQL and PostgreSQL databases</text:p>
        </text:list-item>
        <text:list-item>
          <text:p text:style-name="P4">Application servers Glassfish v2/v3 and Oracle weblogic</text:p>
        </text:list-item>
        <text:list-item>
          <text:p text:style-name="P4">Product presentations (inside and outside the company)</text:p>
        </text:list-item>
        <text:list-item>
          <text:p text:style-name="P4">Manager role in some projects</text:p>
        </text:list-item>
      </text:list>
      <text:h text:style-name="Heading_20_2" text:outline-level="2">Attitudes</text:h>
      <text:list text:style-name="L5">
        <text:list-item>
          <text:p text:style-name="P5">Extremely efficient developer, perfect balance between speed and test coverage.</text:p>
        </text:list-item>
        <text:list-item>
          <text:p text:style-name="P5">Enthusiast and curious: continously learning and trying new technologies and languages on my sparte time</text:p>
        </text:list-item>
        <text:list-item>
          <text:p text:style-name="P5">Motivation to solve difficult problems and build complex features</text:p>
        </text:list-item>
        <text:list-item>
          <text:p text:style-name="P5">Friendly person, excellent working with teams, as well as independently</text:p>
        </text:list-item>
        <text:list-item>
          <text:p text:style-name="P5">Capable of managing small teams, and mentoring people, both technical and not technical</text:p>
        </text:list-item>
      </text:list>
      <text:h text:style-name="Heading_20_2" text:outline-level="2">Personal projects</text:h>
      <text:p text:style-name="First_20_paragraph">I am constantly playing with technology in my spare time, including not only application development but also hardware projects and games. You can see my full portfolio on <text:a xlink:type="simple" xlink:href="http://coconauts.net/projects" office:name=""><text:span text:style-name="Definition">Coconauts.net</text:span></text:a>, and <text:a xlink:type="simple" xlink:href="https://github.com/rephus" office:name=""><text:span text:style-name="Definition">Github.com/rephus</text:span></text:a> but some of the highlights include</text:p>
      <text:list text:style-name="L6">
        <text:list-item>
          <text:p text:style-name="P6"><text:a xlink:type="simple" xlink:href="http://retrophies.win" office:name=""><text:span text:style-name="Definition">Retrophies</text:span></text:a>, a web emulator of NES games with Achievements and multiplayer gameplay via websockets. and multiplayer gameplay with websockets, featured on Hackernews.</text:p>
        </text:list-item>
        <text:list-item>
          <text:p text:style-name="P6"><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text:a xlink:type="simple" xlink:href="http://coconauts.net/projects/gramola/" office:name=""><text:span text:style-name="Definition">Gramola</text:span></text:a>, a web-based music player written in Node.js</text:p>
        </text:list-item>
        <text:list-item>
          <text:p text:style-name="P6"><text:a xlink:type="simple" xlink:href="http://coconauts.net/projects/podcast/" office:name=""><text:span text:style-name="Definition">My own podcast</text:span></text:a> about development (in span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